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يعتبر روديارد كبلنج و مارك توين من أشهر كتاب القرن التاسع عشر و القرن العشرون، حيث حظيت أعمالهم الأدبية و خاصة كل من رواية "مغامرات هكلبيري فن" للكاتب مارك توين ورواية "كم" للكاتب روديارد كبلنج الكثير من الاهتمام في كل من أمريكا و بريطانيا على مر العقود الستة الماضية. و من الجدير بالذكر هنا، أن هؤلاء النقاد تناولوا كل رواية على حدا دون الاهتمام الكافي بتأثير الكاتب توين المباشر على عل الكاتب كبلنج، و يعود السبب في ذلك للتعصب القومي الذي كان سائدا في كل من الولايات المتحدة الأمريكية و أوروبا خلال القرنين التاسع عشر و العشرين. تهدف هذه الدراسة إلى معرفة مدى تأثير رواية الكاتب توين على رواية الكاتب كبلنج من خلال إبراز بعض التشابهات بين الروايتين، و ذلك من حيث الأنماط الأدبية و الشخوص و الأحداث، بالإضافة إلى التجديدات اللغوية المتضمنة في كلا الروايتين، علما بأن الدراسات النقدية قد أهملت هذا الجانب بشكل كبير. إذ تؤكد هذه الدراسة على أن فهم الأدب و دراسته من منطلق التعدد الثقافي أكثر فائدة و جدوى للقارئ من التركيز على قومية الآداب فقط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3T15:01:15.392000000</dc:date>
    <meta:editing-duration>PT3S</meta:editing-duration>
    <meta:editing-cycles>1</meta:editing-cycles>
    <meta:document-statistic meta:table-count="0" meta:image-count="0" meta:object-count="0" meta:page-count="1" meta:paragraph-count="1" meta:word-count="171" meta:character-count="943" meta:non-whitespace-character-count="772"/>
    <meta:generator>LibreOffice/7.3.7.2$Windows_X86_64 LibreOffice_project/e114eadc50a9ff8d8c8a0567d6da8f454beeb84f</meta:generator>
  </office:meta>
</office:document-meta>
</file>